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Verdana" svg:font-family="Verdana, Geneva, Tahoma, Arial,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fo:font-variant="normal" fo:text-transform="none" fo:color="#000000" style:font-name="Verdana" fo:font-size="11.25pt" fo:letter-spacing="normal" fo:font-style="normal" fo:font-weight="normal"/>
    </style:style>
    <style:style style:name="P2" style:family="paragraph" style:parent-style-name="Text_20_body" style:list-style-name="L1">
      <style:paragraph-properties fo:margin-top="0in" fo:margin-bottom="0.052in" loext:contextual-spacing="false" style:line-height-at-least="0.25in" fo:orphans="2" fo:widows="2" fo:padding="0in" fo:border="none"/>
      <style:text-properties fo:font-variant="normal" fo:text-transform="none" fo:color="#000000" style:font-name="Verdana" fo:font-size="10.5pt" fo:letter-spacing="normal" fo:font-style="normal" fo:font-weight="normal"/>
    </style:style>
    <style:style style:name="P3" style:family="paragraph" style:parent-style-name="Text_20_body" style:list-style-name="L2">
      <style:paragraph-properties fo:margin-top="0in" fo:margin-bottom="0.052in" loext:contextual-spacing="false" style:line-height-at-least="0.25in" fo:orphans="2" fo:widows="2" fo:padding="0in" fo:border="none"/>
      <style:text-properties fo:font-variant="normal" fo:text-transform="none" fo:color="#000000" style:font-name="Verdana" fo:font-size="10.5pt" fo:letter-spacing="normal" fo:font-style="normal" fo:font-weight="normal"/>
    </style:style>
    <style:style style:name="P4" style:family="paragraph" style:parent-style-name="Heading_20_1">
      <style:text-properties fo:font-variant="normal" fo:text-transform="none" fo:color="#121214" style:font-name="Verdana" fo:letter-spacing="-0.0102in" fo:font-style="normal" fo:font-weight="normal"/>
    </style:style>
    <style:style style:name="P5" style:family="paragraph" style:parent-style-name="Preformatted_20_Text">
      <style:paragraph-properties fo:margin-left="0in" fo:margin-right="0in" fo:margin-top="0in" fo:margin-bottom="0in" loext:contextual-spacing="false" fo:orphans="2" fo:widows="2" fo:text-indent="0in" style:auto-text-indent="false" fo:padding="0.052in" fo:border="0.06pt solid #d6d6d6"/>
      <style:text-properties fo:font-variant="normal" fo:text-transform="none" fo:color="#313131" style:font-name="Menlo" fo:font-size="9pt" fo:letter-spacing="normal" fo:font-style="normal" fo:font-weight="normal"/>
    </style:style>
    <style:style style:name="P6" style:family="paragraph" style:parent-style-name="Preformatted_20_Text">
      <style:paragraph-properties fo:margin-left="0in" fo:margin-right="0in" fo:margin-top="0.1563in" fo:margin-bottom="0.1043in" loext:contextual-spacing="false" style:line-height-at-least="0.1665in" fo:orphans="2" fo:widows="2" fo:text-indent="0in" style:auto-text-indent="false" fo:padding="0.052in" fo:border="0.06pt solid #d6d6d6"/>
      <style:text-properties fo:font-variant="normal" fo:text-transform="none" fo:color="#313131" style:font-name="Menlo" fo:font-size="9.75pt" fo:letter-spacing="normal" fo:font-style="normal" fo:font-weight="normal"/>
    </style:style>
    <style:style style:name="P7" style:family="paragraph" style:parent-style-name="Preformatted_20_Text">
      <style:paragraph-properties fo:margin-left="0in" fo:margin-right="0in" fo:margin-top="0.1563in" fo:margin-bottom="0.1043in" loext:contextual-spacing="false" style:line-height-at-least="0.1665in" fo:orphans="2" fo:widows="2" fo:text-indent="0in" style:auto-text-indent="false" fo:padding="0.052in" fo:border="0.06pt solid #d6d6d6"/>
      <style:text-properties fo:font-variant="normal" fo:text-transform="none" fo:color="#880000" style:font-name="Menlo" fo:font-size="9.75pt" fo:letter-spacing="normal" fo:font-style="normal" fo:font-weight="normal"/>
    </style:style>
    <style:style style:name="P8" style:family="paragraph" style:parent-style-name="Preformatted_20_Text">
      <style:paragraph-properties fo:margin-top="0in" fo:margin-bottom="0in" loext:contextual-spacing="false" fo:orphans="2" fo:widows="2" fo:padding="0.052in" fo:border="0.06pt solid #d6d6d6"/>
      <style:text-properties fo:font-variant="normal" fo:text-transform="none" fo:color="#313131" fo:letter-spacing="normal"/>
    </style:style>
    <style:style style:name="P9" style:family="paragraph" style:parent-style-name="Preformatted_20_Text">
      <style:paragraph-properties fo:margin-top="0in" fo:margin-bottom="0in" loext:contextual-spacing="false" fo:orphans="2" fo:widows="2" fo:padding="0.052in" fo:border="0.06pt solid #d6d6d6"/>
      <style:text-properties fo:font-variant="normal" fo:text-transform="none" fo:color="#313131" style:font-name="Menlo" fo:font-size="9pt" fo:letter-spacing="normal" fo:font-style="normal" fo:font-weight="normal"/>
    </style:style>
    <style:style style:name="P10"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style:font-name="Menlo" fo:font-size="9.75pt" fo:letter-spacing="normal" fo:font-style="normal" fo:font-weight="normal"/>
    </style:style>
    <style:style style:name="P11"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fo:letter-spacing="normal"/>
    </style:style>
    <style:style style:name="P12"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666600" style:font-name="Menlo" fo:font-size="9.75pt" fo:letter-spacing="normal" fo:font-style="normal" fo:font-weight="normal"/>
    </style:style>
    <style:style style:name="P13"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880000" style:font-name="Menlo" fo:font-size="9.75pt" fo:letter-spacing="normal" fo:font-style="normal" fo:font-weight="normal"/>
    </style:style>
    <style:style style:name="P14" style:family="paragraph" style:parent-style-name="Preformatted_20_Text">
      <style:paragraph-properties fo:margin-top="0.1563in" fo:margin-bottom="0.1043in" loext:contextual-spacing="false" style:line-height-at-least="0.1665in" fo:orphans="2" fo:widows="2" fo:padding="0.052in" fo:border="0.06pt solid #d6d6d6"/>
    </style:style>
    <style:style style:name="P15" style:family="paragraph" style:parent-style-name="Heading_20_2">
      <style:paragraph-properties fo:margin-left="0in" fo:margin-right="0in" fo:orphans="2" fo:widows="2" fo:text-indent="0in" style:auto-text-indent="false" fo:padding="0in" fo:border="none"/>
      <style:text-properties fo:font-variant="normal" fo:text-transform="none" fo:color="#121214" style:font-name="Verdana" fo:letter-spacing="-0.0102in" fo:font-style="normal" fo:font-weight="normal"/>
    </style:style>
    <style:style style:name="P16" style:family="paragraph" style:parent-style-name="Heading_20_3">
      <style:paragraph-properties fo:margin-left="0in" fo:margin-right="0in" fo:orphans="2" fo:widows="2" fo:text-indent="0in" style:auto-text-indent="false" fo:padding="0in" fo:border="none"/>
      <style:text-properties fo:font-variant="normal" fo:text-transform="none" fo:color="#000000" style:font-name="Verdana" fo:letter-spacing="normal" fo:font-style="normal" fo:font-weight="normal"/>
    </style:style>
    <style:style style:name="T1" style:family="text">
      <style:text-properties style:font-name="Menlo" fo:font-size="9pt" fo:font-style="normal" fo:font-weight="normal"/>
    </style:style>
    <style:style style:name="T2" style:family="text">
      <style:text-properties style:font-name="Menlo" fo:font-size="9.75pt" fo:font-style="normal" fo:font-weight="normal"/>
    </style:style>
    <style:style style:name="T3" style:family="text">
      <style:text-properties fo:color="#000088"/>
    </style:style>
    <style:style style:name="T4" style:family="text">
      <style:text-properties fo:color="#000088" style:font-name="Menlo" fo:font-size="9.75pt" fo:font-style="normal" fo:font-weight="normal"/>
    </style:style>
    <style:style style:name="T5" style:family="text">
      <style:text-properties fo:color="#7f0055"/>
    </style:style>
    <style:style style:name="T6" style:family="text">
      <style:text-properties fo:color="#7f0055" style:font-name="Menlo" fo:font-size="9.75pt" fo:font-style="normal" fo:font-weight="normal"/>
    </style:style>
    <style:style style:name="T7" style:family="text">
      <style:text-properties fo:color="#666600"/>
    </style:style>
    <style:style style:name="T8" style:family="text">
      <style:text-properties fo:color="#666600" style:font-name="Menlo" fo:font-size="9.75pt" fo:font-style="normal" fo:font-weight="normal"/>
    </style:style>
    <style:style style:name="T9" style:family="text">
      <style:text-properties fo:font-weight="bold"/>
    </style:style>
    <style:style style:name="T10" style:family="text">
      <style:text-properties fo:color="#008800"/>
    </style:style>
    <style:style style:name="T11" style:family="text">
      <style:text-properties fo:color="#008800" style:font-name="Menlo" fo:font-size="9.75pt" fo:font-style="normal" fo:font-weight="normal"/>
    </style:style>
    <style:style style:name="T12" style:family="text">
      <style:text-properties fo:font-variant="normal" fo:text-transform="none" fo:color="#000000" style:font-name="Verdana" fo:font-size="11.25pt" fo:letter-spacing="normal" fo:font-style="normal" fo:font-weight="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ypeScript - Modules</text:h>
      <text:p text:style-name="Text_20_body"><text:line-break/><text:span text:style-name="T12">A module is designed with the idea to organize code written in TypeScript. Modules are broadly divided into −</text:span></text:p>
      <text:list xml:id="list2945267498797763099" text:style-name="L1">
        <text:list-item>
          <text:p text:style-name="P2">Internal Modules</text:p>
        </text:list-item>
        <text:list-item>
          <text:p text:style-name="P2">External Modules</text:p>
        </text:list-item>
      </text:list>
      <text:h text:style-name="P15" text:outline-level="2">Internal Module</text:h>
      <text:p text:style-name="P1">Internal modules came in earlier version of Typescript. This was used to logically group classes, interfaces, functions into one unit and can be exported in another module. This logical grouping is named namespace in latest version of TypeScript. So internal modules are obsolete instead we can use namespace. Internal modules are still supported, but its recommended to use namespace over internal modules.</text:p>
      <text:h text:style-name="P16" text:outline-level="3">Internal Module Syntax (Old)</text:h>
      <text:p text:style-name="P5">module TutorialPoint { </text:p>
      <text:p text:style-name="P8"><text:s text:c="3"/><text:span text:style-name="T1">export function add(x, y) { <text:s/></text:span></text:p>
      <text:p text:style-name="P8"><text:s text:c="6"/><text:span text:style-name="T1">console.log(x+y); </text:span></text:p>
      <text:p text:style-name="P8"><text:s text:c="3"/><text:span text:style-name="T1">} </text:span></text:p>
      <text:p text:style-name="P9">}</text:p>
      <text:h text:style-name="P16" text:outline-level="3">Namespace Syntax (New)</text:h>
      <text:p text:style-name="P5">namespace TutorialPoint { </text:p>
      <text:p text:style-name="P8"><text:s text:c="3"/><text:span text:style-name="T1">export function add(x, y) { console.log(x + y);} </text:span></text:p>
      <text:p text:style-name="P9">}</text:p>
      <text:h text:style-name="P16" text:outline-level="3">JavaScript generated in both cases are same</text:h>
      <text:p text:style-name="P6"><text:span text:style-name="T3">var</text:span> <text:span text:style-name="T5">TutorialPoint</text:span><text:span text:style-name="T7">;</text:span> </text:p>
      <text:p text:style-name="P10"><text:span text:style-name="T7">(</text:span><text:span text:style-name="T3">function</text:span> <text:span text:style-name="T7">(</text:span><text:span text:style-name="T5">TutorialPoint</text:span><text:span text:style-name="T7">)</text:span> <text:span text:style-name="T7">{</text:span> </text:p>
      <text:p text:style-name="P11"><text:s text:c="3"/><text:span text:style-name="T4">function</text:span><text:span text:style-name="T2"> add</text:span><text:span text:style-name="T8">(</text:span><text:span text:style-name="T2">x</text:span><text:span text:style-name="T8">,</text:span><text:span text:style-name="T2"> y</text:span><text:span text:style-name="T8">)</text:span><text:span text:style-name="T2"> </text:span><text:span text:style-name="T8">{</text:span><text:span text:style-name="T2"> </text:span></text:p>
      <text:p text:style-name="P11"><text:s text:c="6"/><text:span text:style-name="T2">console</text:span><text:span text:style-name="T8">.</text:span><text:span text:style-name="T2">log</text:span><text:span text:style-name="T8">(</text:span><text:span text:style-name="T2">x </text:span><text:span text:style-name="T8">+</text:span><text:span text:style-name="T2"> y</text:span><text:span text:style-name="T8">);</text:span><text:span text:style-name="T2"> </text:span></text:p>
      <text:p text:style-name="P11"><text:s text:c="3"/><text:span text:style-name="T8">}</text:span><text:span text:style-name="T2"> </text:span></text:p>
      <text:p text:style-name="P11"><text:s text:c="3"/><text:span text:style-name="T6">TutorialPoint</text:span><text:span text:style-name="T8">.</text:span><text:span text:style-name="T2">add </text:span><text:span text:style-name="T8">=</text:span><text:span text:style-name="T2"> add</text:span><text:span text:style-name="T8">;</text:span><text:span text:style-name="T2"> </text:span></text:p>
      <text:p text:style-name="P10"><text:soft-page-break/><text:span text:style-name="T7">})(</text:span><text:span text:style-name="T5">TutorialPoint</text:span> <text:span text:style-name="T7">||</text:span> <text:span text:style-name="T7">(</text:span><text:span text:style-name="T5">TutorialPoint</text:span> <text:span text:style-name="T7">=</text:span> <text:span text:style-name="T7">{}));</text:span></text:p>
      <text:h text:style-name="P15" text:outline-level="2">External Module</text:h>
      <text:p text:style-name="P1">External modules in TypeScript exists to specify and load dependencies between multiple external <text:span text:style-name="T9">js</text:span> files. If there is only one <text:span text:style-name="T9">js</text:span> file used, then external modules are not relevant. Traditionally dependency management between JavaScript files was done using browser script tags (&lt;script&gt;&lt;/script&gt;). But that’s not extendable, as its very linear while loading modules. That means instead of loading files one after other there is no asynchronous option to load modules. When you are programming js for the server for example NodeJs you don’t even have script tags.</text:p>
      <text:p text:style-name="P1">There are two scenarios for loading dependents <text:span text:style-name="T9">js</text:span> files from a single main JavaScript file.</text:p>
      <text:list xml:id="list5843326300464444259" text:style-name="L2">
        <text:list-item>
          <text:p text:style-name="P3">Client Side - RequireJs</text:p>
        </text:list-item>
        <text:list-item>
          <text:p text:style-name="P3">Server Side - NodeJs</text:p>
        </text:list-item>
      </text:list>
      <text:h text:style-name="P16" text:outline-level="3">Selecting a Module Loader</text:h>
      <text:p text:style-name="P1">To support loading external JavaScript files, we need a module loader. This will be another <text:span text:style-name="T9">js</text:span> library. For browser the most common library used is RequieJS. This is an implementation of AMD (Asynchronous Module Definition) specification. Instead of loading files one after the other, AMD can load them all separately, even when they are dependent on each other.</text:p>
      <text:h text:style-name="P16" text:outline-level="3">Defining External Module</text:h>
      <text:p text:style-name="P1">When defining external module in TypeScript targeting CommonJS or AMD, each file is considered as a module. So it’s optional to use internal module with in external module.</text:p>
      <text:p text:style-name="P1">If you are migrating TypeScript from AMD to CommonJs module systems, then there is no additional work needed. The only thing you need to change is just the compiler flag Unlike in JavaScript there is an overhead in migrating from CommonJs to AMD or vice versa.</text:p>
      <text:p text:style-name="P1">The syntax for declaring an external module is using keyword ‘export’ and ‘import’.</text:p>
      <text:h text:style-name="P16" text:outline-level="3">Syntax</text:h>
      <text:p text:style-name="P5">//FileName : SomeInterface.ts </text:p>
      <text:p text:style-name="P9">export interface SomeInterface { </text:p>
      <text:p text:style-name="P8"><text:s text:c="3"/><text:span text:style-name="T1">//code declarations </text:span></text:p>
      <text:p text:style-name="P9"><text:soft-page-break/>}</text:p>
      <text:p text:style-name="P1">To use the declared module in another file, an import keyword is used as given below. The file name is only specified no extension used.</text:p>
      <text:p text:style-name="P5">import someInterfaceRef = require(“./SomeInterface”);</text:p>
      <text:h text:style-name="P16" text:outline-level="3">Example</text:h>
      <text:p text:style-name="P1">Let’s understand this using an example.</text:p>
      <text:p text:style-name="P7">// IShape.ts </text:p>
      <text:p text:style-name="P10"><text:span text:style-name="T3">export</text:span> <text:span text:style-name="T3">interface</text:span> <text:span text:style-name="T5">IShape</text:span> <text:span text:style-name="T7">{</text:span> </text:p>
      <text:p text:style-name="P11"><text:s text:c="3"/><text:span text:style-name="T2">draw</text:span><text:span text:style-name="T8">();</text:span><text:span text:style-name="T2"> </text:span></text:p>
      <text:p text:style-name="P12">}</text:p>
      <text:p text:style-name="P14"/>
      <text:p text:style-name="P13">// Circle.ts </text:p>
      <text:p text:style-name="P10"><text:span text:style-name="T3">import</text:span> shape <text:span text:style-name="T7">=</text:span> <text:span text:style-name="T3">require</text:span><text:span text:style-name="T7">(</text:span><text:span text:style-name="T10">"./IShape"</text:span><text:span text:style-name="T7">);</text:span> </text:p>
      <text:p text:style-name="P10"><text:span text:style-name="T3">export</text:span> <text:span text:style-name="T3">class</text:span> <text:span text:style-name="T5">Circle</text:span> <text:span text:style-name="T3">implements</text:span> shape<text:span text:style-name="T7">.</text:span><text:span text:style-name="T5">IShape</text:span> <text:span text:style-name="T7">{</text:span> </text:p>
      <text:p text:style-name="P11"><text:s text:c="3"/><text:span text:style-name="T4">public</text:span><text:span text:style-name="T2"> draw</text:span><text:span text:style-name="T8">()</text:span><text:span text:style-name="T2"> </text:span><text:span text:style-name="T8">{</text:span><text:span text:style-name="T2"> </text:span></text:p>
      <text:p text:style-name="P11"><text:s text:c="6"/><text:span text:style-name="T2">console</text:span><text:span text:style-name="T8">.</text:span><text:span text:style-name="T2">log</text:span><text:span text:style-name="T8">(</text:span><text:span text:style-name="T11">"Cirlce is drawn (external module)"</text:span><text:span text:style-name="T8">);</text:span><text:span text:style-name="T2"> </text:span></text:p>
      <text:p text:style-name="P11"><text:s text:c="3"/><text:span text:style-name="T8">}</text:span><text:span text:style-name="T2"> </text:span></text:p>
      <text:p text:style-name="P10"><text:span text:style-name="T7">}</text:span> </text:p>
      <text:p text:style-name="P14"/>
      <text:p text:style-name="P13">// Triangle.ts </text:p>
      <text:p text:style-name="P10"><text:span text:style-name="T3">import</text:span> shape <text:span text:style-name="T7">=</text:span> <text:span text:style-name="T3">require</text:span><text:span text:style-name="T7">(</text:span><text:span text:style-name="T10">"./IShape"</text:span><text:span text:style-name="T7">);</text:span> </text:p>
      <text:p text:style-name="P10"><text:span text:style-name="T3">export</text:span> <text:span text:style-name="T3">class</text:span> <text:span text:style-name="T5">Triangle</text:span> <text:span text:style-name="T3">implements</text:span> shape<text:span text:style-name="T7">.</text:span><text:span text:style-name="T5">IShape</text:span> <text:span text:style-name="T7">{</text:span> </text:p>
      <text:p text:style-name="P11"><text:s text:c="3"/><text:span text:style-name="T4">public</text:span><text:span text:style-name="T2"> draw</text:span><text:span text:style-name="T8">()</text:span><text:span text:style-name="T2"> </text:span><text:span text:style-name="T8">{</text:span><text:span text:style-name="T2"> </text:span></text:p>
      <text:p text:style-name="P11"><text:soft-page-break/><text:s text:c="6"/><text:span text:style-name="T2">console</text:span><text:span text:style-name="T8">.</text:span><text:span text:style-name="T2">log</text:span><text:span text:style-name="T8">(</text:span><text:span text:style-name="T11">"Triangle is drawn (external module)"</text:span><text:span text:style-name="T8">);</text:span><text:span text:style-name="T2"> </text:span></text:p>
      <text:p text:style-name="P11"><text:s text:c="3"/><text:span text:style-name="T8">}</text:span><text:span text:style-name="T2"> </text:span></text:p>
      <text:p text:style-name="P12">}</text:p>
      <text:p text:style-name="P11"><text:s text:c="3"/></text:p>
      <text:p text:style-name="P13">// TestShape.ts </text:p>
      <text:p text:style-name="P10"><text:span text:style-name="T3">import</text:span> shape <text:span text:style-name="T7">=</text:span> <text:span text:style-name="T3">require</text:span><text:span text:style-name="T7">(</text:span><text:span text:style-name="T10">"./IShape"</text:span><text:span text:style-name="T7">);</text:span> </text:p>
      <text:p text:style-name="P10"><text:span text:style-name="T3">import</text:span> circle <text:span text:style-name="T7">=</text:span> <text:span text:style-name="T3">require</text:span><text:span text:style-name="T7">(</text:span><text:span text:style-name="T10">"./Circle"</text:span><text:span text:style-name="T7">);</text:span> </text:p>
      <text:p text:style-name="P10"><text:span text:style-name="T3">import</text:span> triangle <text:span text:style-name="T7">=</text:span> <text:span text:style-name="T3">require</text:span><text:span text:style-name="T7">(</text:span><text:span text:style-name="T10">"./Triangle"</text:span><text:span text:style-name="T7">);</text:span> <text:s/></text:p>
      <text:p text:style-name="P14"/>
      <text:p text:style-name="P10"><text:span text:style-name="T3">function</text:span> drawAllShapes<text:span text:style-name="T7">(</text:span>shapeToDraw<text:span text:style-name="T7">:</text:span> shape<text:span text:style-name="T7">.</text:span><text:span text:style-name="T5">IShape</text:span><text:span text:style-name="T7">)</text:span> <text:span text:style-name="T7">{</text:span></text:p>
      <text:p text:style-name="P11"><text:s text:c="3"/><text:span text:style-name="T2">shapeToDraw</text:span><text:span text:style-name="T8">.</text:span><text:span text:style-name="T2">draw</text:span><text:span text:style-name="T8">();</text:span><text:span text:style-name="T2"> </text:span></text:p>
      <text:p text:style-name="P10"><text:span text:style-name="T7">}</text:span> </text:p>
      <text:p text:style-name="P14"/>
      <text:p text:style-name="P10">drawAllShapes<text:span text:style-name="T7">(</text:span><text:span text:style-name="T3">new</text:span> circle<text:span text:style-name="T7">.</text:span><text:span text:style-name="T5">Circle</text:span><text:span text:style-name="T7">());</text:span> </text:p>
      <text:p text:style-name="P10">drawAllShapes<text:span text:style-name="T7">(</text:span><text:span text:style-name="T3">new</text:span> triangle<text:span text:style-name="T7">.</text:span><text:span text:style-name="T5">Triangle</text:span><text:span text:style-name="T7">());</text:span> </text:p>
      <text:p text:style-name="P1">The command to compile the main TypeScript file for AMD systems is −</text:p>
      <text:p text:style-name="P5">tsc --module amd TestShape.ts</text:p>
      <text:p text:style-name="P1">On compiling, it will generate following JavaScript code for AMD.</text:p>
      <text:h text:style-name="P16" text:outline-level="3">File:IShape.js</text:h>
      <text:p text:style-name="P7">//Generated by typescript 1.8.10</text:p>
      <text:p text:style-name="P10">define<text:span text:style-name="T7">([</text:span><text:span text:style-name="T10">"require"</text:span><text:span text:style-name="T7">,</text:span> <text:span text:style-name="T10">"exports"</text:span><text:span text:style-name="T7">],</text:span> <text:span text:style-name="T3">function</text:span> <text:span text:style-name="T7">(</text:span><text:span text:style-name="T3">require</text:span><text:span text:style-name="T7">,</text:span> exports<text:span text:style-name="T7">)</text:span> <text:span text:style-name="T7">{</text:span></text:p>
      <text:p text:style-name="P12">});</text:p>
      <text:h text:style-name="P16" text:outline-level="3"><text:soft-page-break/>File:Circle.js</text:h>
      <text:p text:style-name="P7">//Generated by typescript 1.8.10</text:p>
      <text:p text:style-name="P10">define<text:span text:style-name="T7">([</text:span><text:span text:style-name="T10">"require"</text:span><text:span text:style-name="T7">,</text:span> <text:span text:style-name="T10">"exports"</text:span><text:span text:style-name="T7">],</text:span> <text:span text:style-name="T3">function</text:span> <text:span text:style-name="T7">(</text:span><text:span text:style-name="T3">require</text:span><text:span text:style-name="T7">,</text:span> exports<text:span text:style-name="T7">)</text:span> <text:span text:style-name="T7">{</text:span></text:p>
      <text:p text:style-name="P11"><text:s text:c="3"/><text:span text:style-name="T4">var</text:span><text:span text:style-name="T2"> </text:span><text:span text:style-name="T6">Circle</text:span><text:span text:style-name="T2"> </text:span><text:span text:style-name="T8">=</text:span><text:span text:style-name="T2"> </text:span><text:span text:style-name="T8">(</text:span><text:span text:style-name="T4">function</text:span><text:span text:style-name="T2"> </text:span><text:span text:style-name="T8">()</text:span><text:span text:style-name="T2"> </text:span><text:span text:style-name="T8">{</text:span></text:p>
      <text:p text:style-name="P11"><text:s text:c="6"/><text:span text:style-name="T4">function</text:span><text:span text:style-name="T2"> </text:span><text:span text:style-name="T6">Circle</text:span><text:span text:style-name="T8">()</text:span><text:span text:style-name="T2"> </text:span><text:span text:style-name="T8">{</text:span></text:p>
      <text:p text:style-name="P11"><text:s text:c="6"/><text:span text:style-name="T8">}</text:span></text:p>
      <text:p text:style-name="P11"><text:s text:c="6"/><text:span text:style-name="T6">Circle</text:span><text:span text:style-name="T8">.</text:span><text:span text:style-name="T2">prototype</text:span><text:span text:style-name="T8">.</text:span><text:span text:style-name="T2">draw </text:span><text:span text:style-name="T8">=</text:span><text:span text:style-name="T2"> </text:span><text:span text:style-name="T4">function</text:span><text:span text:style-name="T2"> </text:span><text:span text:style-name="T8">()</text:span><text:span text:style-name="T2"> </text:span><text:span text:style-name="T8">{</text:span></text:p>
      <text:p text:style-name="P11"><text:s text:c="9"/><text:span text:style-name="T2">console</text:span><text:span text:style-name="T8">.</text:span><text:span text:style-name="T2">log</text:span><text:span text:style-name="T8">(</text:span><text:span text:style-name="T11">"Cirlce is drawn (external module)"</text:span><text:span text:style-name="T8">);</text:span></text:p>
      <text:p text:style-name="P11"><text:s text:c="6"/><text:span text:style-name="T8">};</text:span></text:p>
      <text:p text:style-name="P11"><text:s text:c="6"/><text:span text:style-name="T4">return</text:span><text:span text:style-name="T2"> </text:span><text:span text:style-name="T6">Circle</text:span><text:span text:style-name="T8">;</text:span></text:p>
      <text:p text:style-name="P11"><text:s text:c="3"/><text:span text:style-name="T8">})();</text:span></text:p>
      <text:p text:style-name="P11"><text:s text:c="3"/><text:span text:style-name="T2">exports</text:span><text:span text:style-name="T8">.</text:span><text:span text:style-name="T6">Circle</text:span><text:span text:style-name="T2"> </text:span><text:span text:style-name="T8">=</text:span><text:span text:style-name="T2"> </text:span><text:span text:style-name="T6">Circle</text:span><text:span text:style-name="T8">;</text:span></text:p>
      <text:p text:style-name="P12">});</text:p>
      <text:h text:style-name="P16" text:outline-level="3">File:Triangle.js</text:h>
      <text:p text:style-name="P7">//Generated by typescript 1.8.10</text:p>
      <text:p text:style-name="P10">define<text:span text:style-name="T7">([</text:span><text:span text:style-name="T10">"require"</text:span><text:span text:style-name="T7">,</text:span> <text:span text:style-name="T10">"exports"</text:span><text:span text:style-name="T7">],</text:span> <text:span text:style-name="T3">function</text:span> <text:span text:style-name="T7">(</text:span><text:span text:style-name="T3">require</text:span><text:span text:style-name="T7">,</text:span> exports<text:span text:style-name="T7">)</text:span> <text:span text:style-name="T7">{</text:span></text:p>
      <text:p text:style-name="P11"><text:s text:c="3"/><text:span text:style-name="T4">var</text:span><text:span text:style-name="T2"> </text:span><text:span text:style-name="T6">Triangle</text:span><text:span text:style-name="T2"> </text:span><text:span text:style-name="T8">=</text:span><text:span text:style-name="T2"> </text:span><text:span text:style-name="T8">(</text:span><text:span text:style-name="T4">function</text:span><text:span text:style-name="T2"> </text:span><text:span text:style-name="T8">()</text:span><text:span text:style-name="T2"> </text:span><text:span text:style-name="T8">{</text:span></text:p>
      <text:p text:style-name="P11"><text:s text:c="6"/><text:span text:style-name="T4">function</text:span><text:span text:style-name="T2"> </text:span><text:span text:style-name="T6">Triangle</text:span><text:span text:style-name="T8">()</text:span><text:span text:style-name="T2"> </text:span><text:span text:style-name="T8">{</text:span></text:p>
      <text:p text:style-name="P11"><text:s text:c="6"/><text:span text:style-name="T8">}</text:span></text:p>
      <text:p text:style-name="P11"><text:s text:c="6"/><text:span text:style-name="T6">Triangle</text:span><text:span text:style-name="T8">.</text:span><text:span text:style-name="T2">prototype</text:span><text:span text:style-name="T8">.</text:span><text:span text:style-name="T2">draw </text:span><text:span text:style-name="T8">=</text:span><text:span text:style-name="T2"> </text:span><text:span text:style-name="T4">function</text:span><text:span text:style-name="T2"> </text:span><text:span text:style-name="T8">()</text:span><text:span text:style-name="T2"> </text:span><text:span text:style-name="T8">{</text:span></text:p>
      <text:p text:style-name="P11"><text:s text:c="9"/><text:span text:style-name="T2">console</text:span><text:span text:style-name="T8">.</text:span><text:span text:style-name="T2">log</text:span><text:span text:style-name="T8">(</text:span><text:span text:style-name="T11">"Triangle is drawn (external module)"</text:span><text:span text:style-name="T8">);</text:span></text:p>
      <text:p text:style-name="P11"><text:s text:c="6"/><text:span text:style-name="T8">};</text:span></text:p>
      <text:p text:style-name="P11"><text:soft-page-break/><text:s text:c="6"/><text:span text:style-name="T4">return</text:span><text:span text:style-name="T2"> </text:span><text:span text:style-name="T6">Triangle</text:span><text:span text:style-name="T8">;</text:span></text:p>
      <text:p text:style-name="P11"><text:s text:c="3"/><text:span text:style-name="T8">})();</text:span></text:p>
      <text:p text:style-name="P11"><text:s text:c="3"/><text:span text:style-name="T2">exports</text:span><text:span text:style-name="T8">.</text:span><text:span text:style-name="T6">Triangle</text:span><text:span text:style-name="T2"> </text:span><text:span text:style-name="T8">=</text:span><text:span text:style-name="T2"> </text:span><text:span text:style-name="T6">Triangle</text:span><text:span text:style-name="T8">;</text:span></text:p>
      <text:p text:style-name="P12">});</text:p>
      <text:h text:style-name="P16" text:outline-level="3">File:TestShape.js</text:h>
      <text:p text:style-name="P7">//Generated by typescript 1.8.10</text:p>
      <text:p text:style-name="P10">define<text:span text:style-name="T7">([</text:span><text:span text:style-name="T10">"require"</text:span><text:span text:style-name="T7">,</text:span> <text:span text:style-name="T10">"exports"</text:span><text:span text:style-name="T7">,</text:span> <text:span text:style-name="T10">"./Circle"</text:span><text:span text:style-name="T7">,</text:span> <text:span text:style-name="T10">"./Triangle"</text:span><text:span text:style-name="T7">],</text:span> </text:p>
      <text:p text:style-name="P11"><text:s text:c="3"/><text:span text:style-name="T4">function</text:span><text:span text:style-name="T2"> </text:span><text:span text:style-name="T8">(</text:span><text:span text:style-name="T4">require</text:span><text:span text:style-name="T8">,</text:span><text:span text:style-name="T2"> exports</text:span><text:span text:style-name="T8">,</text:span><text:span text:style-name="T2"> circle</text:span><text:span text:style-name="T8">,</text:span><text:span text:style-name="T2"> triangle</text:span><text:span text:style-name="T8">)</text:span><text:span text:style-name="T2"> </text:span><text:span text:style-name="T8">{</text:span></text:p>
      <text:p text:style-name="P11"><text:s text:c="3"/></text:p>
      <text:p text:style-name="P11"><text:s text:c="3"/><text:span text:style-name="T4">function</text:span><text:span text:style-name="T2"> drawAllShapes</text:span><text:span text:style-name="T8">(</text:span><text:span text:style-name="T2">shapeToDraw</text:span><text:span text:style-name="T8">)</text:span><text:span text:style-name="T2"> </text:span><text:span text:style-name="T8">{</text:span></text:p>
      <text:p text:style-name="P11"><text:s text:c="6"/><text:span text:style-name="T2">shapeToDraw</text:span><text:span text:style-name="T8">.</text:span><text:span text:style-name="T2">draw</text:span><text:span text:style-name="T8">();</text:span></text:p>
      <text:p text:style-name="P11"><text:s text:c="3"/><text:span text:style-name="T8">}</text:span></text:p>
      <text:p text:style-name="P11"><text:s text:c="3"/><text:span text:style-name="T2">drawAllShapes</text:span><text:span text:style-name="T8">(</text:span><text:span text:style-name="T4">new</text:span><text:span text:style-name="T2"> circle</text:span><text:span text:style-name="T8">.</text:span><text:span text:style-name="T6">Circle</text:span><text:span text:style-name="T8">());</text:span></text:p>
      <text:p text:style-name="P11"><text:s text:c="3"/><text:span text:style-name="T2">drawAllShapes</text:span><text:span text:style-name="T8">(</text:span><text:span text:style-name="T4">new</text:span><text:span text:style-name="T2"> triangle</text:span><text:span text:style-name="T8">.</text:span><text:span text:style-name="T6">Triangle</text:span><text:span text:style-name="T8">());</text:span></text:p>
      <text:p text:style-name="P12">});</text:p>
      <text:p text:style-name="P1">The command to compile the main TypeScript file for <text:span text:style-name="T9">Commonjs</text:span> systems is</text:p>
      <text:p text:style-name="P5">tsc --module commonjs TestShape.ts</text:p>
      <text:p text:style-name="P1">On compiling, it will generate following JavaScript code for <text:span text:style-name="T9">Commonjs</text:span>.</text:p>
      <text:h text:style-name="P16" text:outline-level="3">File:Circle.js</text:h>
      <text:p text:style-name="P7">//Generated by typescript 1.8.10</text:p>
      <text:p text:style-name="P10"><text:span text:style-name="T3">var</text:span> <text:span text:style-name="T5">Circle</text:span> <text:span text:style-name="T7">=</text:span> <text:span text:style-name="T7">(</text:span><text:span text:style-name="T3">function</text:span> <text:span text:style-name="T7">()</text:span> <text:span text:style-name="T7">{</text:span></text:p>
      <text:p text:style-name="P11"><text:s text:c="3"/><text:span text:style-name="T4">function</text:span><text:span text:style-name="T2"> </text:span><text:span text:style-name="T6">Circle</text:span><text:span text:style-name="T8">()</text:span><text:span text:style-name="T2"> </text:span><text:span text:style-name="T8">{</text:span></text:p>
      <text:p text:style-name="P11"><text:soft-page-break/><text:s text:c="3"/><text:span text:style-name="T8">}</text:span></text:p>
      <text:p text:style-name="P11"><text:s text:c="3"/><text:span text:style-name="T6">Circle</text:span><text:span text:style-name="T8">.</text:span><text:span text:style-name="T2">prototype</text:span><text:span text:style-name="T8">.</text:span><text:span text:style-name="T2">draw </text:span><text:span text:style-name="T8">=</text:span><text:span text:style-name="T2"> </text:span><text:span text:style-name="T4">function</text:span><text:span text:style-name="T2"> </text:span><text:span text:style-name="T8">()</text:span><text:span text:style-name="T2"> </text:span><text:span text:style-name="T8">{</text:span></text:p>
      <text:p text:style-name="P11"><text:s text:c="6"/><text:span text:style-name="T2">console</text:span><text:span text:style-name="T8">.</text:span><text:span text:style-name="T2">log</text:span><text:span text:style-name="T8">(</text:span><text:span text:style-name="T11">"Cirlce is drawn"</text:span><text:span text:style-name="T8">);</text:span></text:p>
      <text:p text:style-name="P11"><text:s text:c="3"/><text:span text:style-name="T8">};</text:span></text:p>
      <text:p text:style-name="P11"><text:s text:c="3"/><text:span text:style-name="T4">return</text:span><text:span text:style-name="T2"> </text:span><text:span text:style-name="T6">Circle</text:span><text:span text:style-name="T8">;</text:span></text:p>
      <text:p text:style-name="P12">})();</text:p>
      <text:p text:style-name="P14"/>
      <text:p text:style-name="P10">exports<text:span text:style-name="T7">.</text:span><text:span text:style-name="T5">Circle</text:span> <text:span text:style-name="T7">=</text:span> <text:span text:style-name="T5">Circle</text:span><text:span text:style-name="T7">;</text:span></text:p>
      <text:h text:style-name="P16" text:outline-level="3">File:Triangle.js</text:h>
      <text:p text:style-name="P7">//Generated by typescript 1.8.10</text:p>
      <text:p text:style-name="P10"><text:span text:style-name="T3">var</text:span> <text:span text:style-name="T5">Triangle</text:span> <text:span text:style-name="T7">=</text:span> <text:span text:style-name="T7">(</text:span><text:span text:style-name="T3">function</text:span> <text:span text:style-name="T7">()</text:span> <text:span text:style-name="T7">{</text:span></text:p>
      <text:p text:style-name="P11"><text:s text:c="3"/><text:span text:style-name="T4">function</text:span><text:span text:style-name="T2"> </text:span><text:span text:style-name="T6">Triangle</text:span><text:span text:style-name="T8">()</text:span><text:span text:style-name="T2"> </text:span><text:span text:style-name="T8">{</text:span></text:p>
      <text:p text:style-name="P11"><text:s text:c="3"/><text:span text:style-name="T8">}</text:span></text:p>
      <text:p text:style-name="P11"><text:s text:c="3"/><text:span text:style-name="T6">Triangle</text:span><text:span text:style-name="T8">.</text:span><text:span text:style-name="T2">prototype</text:span><text:span text:style-name="T8">.</text:span><text:span text:style-name="T2">draw </text:span><text:span text:style-name="T8">=</text:span><text:span text:style-name="T2"> </text:span><text:span text:style-name="T4">function</text:span><text:span text:style-name="T2"> </text:span><text:span text:style-name="T8">()</text:span><text:span text:style-name="T2"> </text:span><text:span text:style-name="T8">{</text:span></text:p>
      <text:p text:style-name="P11"><text:s text:c="6"/><text:span text:style-name="T2">console</text:span><text:span text:style-name="T8">.</text:span><text:span text:style-name="T2">log</text:span><text:span text:style-name="T8">(</text:span><text:span text:style-name="T11">"Triangle is drawn (external module)"</text:span><text:span text:style-name="T8">);</text:span></text:p>
      <text:p text:style-name="P11"><text:s text:c="3"/><text:span text:style-name="T8">};</text:span></text:p>
      <text:p text:style-name="P11"><text:s text:c="3"/><text:span text:style-name="T4">return</text:span><text:span text:style-name="T2"> </text:span><text:span text:style-name="T6">Triangle</text:span><text:span text:style-name="T8">;</text:span></text:p>
      <text:p text:style-name="P12">})();</text:p>
      <text:p text:style-name="P10">exports<text:span text:style-name="T7">.</text:span><text:span text:style-name="T5">Triangle</text:span> <text:span text:style-name="T7">=</text:span> <text:span text:style-name="T5">Triangle</text:span><text:span text:style-name="T7">;</text:span></text:p>
      <text:h text:style-name="P16" text:outline-level="3">File:TestShape.js</text:h>
      <text:p text:style-name="P7">//Generated by typescript 1.8.10</text:p>
      <text:p text:style-name="P10"><text:soft-page-break/><text:span text:style-name="T3">var</text:span> circle <text:span text:style-name="T7">=</text:span> <text:span text:style-name="T3">require</text:span><text:span text:style-name="T7">(</text:span><text:span text:style-name="T10">"./Circle"</text:span><text:span text:style-name="T7">);</text:span></text:p>
      <text:p text:style-name="P10"><text:span text:style-name="T3">var</text:span> triangle <text:span text:style-name="T7">=</text:span> <text:span text:style-name="T3">require</text:span><text:span text:style-name="T7">(</text:span><text:span text:style-name="T10">"./Triangle"</text:span><text:span text:style-name="T7">);</text:span></text:p>
      <text:p text:style-name="P14"/>
      <text:p text:style-name="P10"><text:span text:style-name="T3">function</text:span> drawAllShapes<text:span text:style-name="T7">(</text:span>shapeToDraw<text:span text:style-name="T7">)</text:span> <text:span text:style-name="T7">{</text:span></text:p>
      <text:p text:style-name="P11"><text:s text:c="3"/><text:span text:style-name="T2">shapeToDraw</text:span><text:span text:style-name="T8">.</text:span><text:span text:style-name="T2">draw</text:span><text:span text:style-name="T8">();</text:span></text:p>
      <text:p text:style-name="P12">}</text:p>
      <text:p text:style-name="P10">drawAllShapes<text:span text:style-name="T7">(</text:span><text:span text:style-name="T3">new</text:span> circle<text:span text:style-name="T7">.</text:span><text:span text:style-name="T5">Circle</text:span><text:span text:style-name="T7">());</text:span></text:p>
      <text:p text:style-name="P10">drawAllShapes<text:span text:style-name="T7">(</text:span><text:span text:style-name="T3">new</text:span> triangle<text:span text:style-name="T7">.</text:span><text:span text:style-name="T5">Triangle</text:span><text:span text:style-name="T7">());</text:span></text:p>
      <text:h text:style-name="P16" text:outline-level="3">Output</text:h>
      <text:p text:style-name="P5">Cirlce is drawn (external module)</text:p>
      <text:p text:style-name="P9">Triangle is drawn (external modul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Verdana" svg:font-family="Verdana, Geneva, Tahoma, Arial,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5:04:50.049000000</meta:creation-date>
    <dc:date>2019-06-19T15:05:24.372000000</dc:date>
    <meta:editing-duration>PT34S</meta:editing-duration>
    <meta:editing-cycles>2</meta:editing-cycles>
    <meta:generator>LibreOffice/5.1.5.2$Windows_X86_64 LibreOffice_project/7a864d8825610a8c07cfc3bc01dd4fce6a9447e5</meta:generator>
    <meta:document-statistic meta:table-count="0" meta:image-count="0" meta:object-count="0" meta:page-count="8" meta:paragraph-count="153" meta:word-count="804" meta:character-count="5937" meta:non-whitespace-character-count="5016"/>
  </office:meta>
</office:document-meta>
</file>